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.199cm" fo:margin-bottom="0cm" loext:contextual-spacing="false" fo:line-height="150%" fo:text-align="justify" style:justify-single-word="false"/>
      <style:text-properties fo:font-weight="bold" officeooo:rsid="0012c768" officeooo:paragraph-rsid="0012c768" style:font-weight-asian="bold" style:font-weight-complex="bold"/>
    </style:style>
    <style:style style:name="P2" style:family="paragraph" style:parent-style-name="Text_20_body" style:list-style-name="L1">
      <style:paragraph-properties fo:margin-top="0.199cm" fo:margin-bottom="0cm" loext:contextual-spacing="false" fo:line-height="150%" fo:text-align="justify" style:justify-single-word="false"/>
      <style:text-properties style:font-name="Times New Roman" fo:font-size="12pt" fo:font-weight="normal" officeooo:rsid="00158650" officeooo:paragraph-rsid="00158650" style:font-size-asian="12pt" style:font-weight-asian="normal" style:font-size-complex="12pt" style:font-weight-complex="normal"/>
    </style:style>
    <style:style style:name="P3" style:family="paragraph" style:parent-style-name="Text_20_body" style:list-style-name="L1">
      <style:paragraph-properties fo:margin-top="0.199cm" fo:margin-bottom="0cm" loext:contextual-spacing="false" fo:line-height="150%" fo:text-align="justify" style:justify-single-word="false"/>
      <style:text-properties style:font-name="Times New Roman" fo:font-size="12pt" fo:font-weight="normal" officeooo:rsid="0018fa87" officeooo:paragraph-rsid="0018fa87" style:font-size-asian="12pt" style:font-weight-asian="normal" style:font-size-complex="12pt" style:font-weight-complex="normal"/>
    </style:style>
    <style:style style:name="P4" style:family="paragraph" style:parent-style-name="Text_20_body" style:list-style-name="L1">
      <style:paragraph-properties fo:margin-top="0.199cm" fo:margin-bottom="0cm" loext:contextual-spacing="false" fo:line-height="150%" fo:text-align="justify" style:justify-single-word="false"/>
      <style:text-properties style:font-name="Times New Roman" fo:font-size="12pt" fo:font-weight="normal" officeooo:rsid="0018fa87" officeooo:paragraph-rsid="001a00ed" style:font-size-asian="12pt" style:font-weight-asian="normal" style:font-size-complex="12pt" style:font-weight-complex="normal"/>
    </style:style>
    <style:style style:name="P5" style:family="paragraph" style:parent-style-name="Text_20_body" style:list-style-name="L1">
      <style:paragraph-properties fo:margin-top="0.199cm" fo:margin-bottom="0cm" loext:contextual-spacing="false" fo:line-height="150%" fo:text-align="justify" style:justify-single-word="false"/>
      <style:text-properties style:font-name="Times New Roman" fo:font-size="12pt" fo:font-weight="normal" officeooo:rsid="001afb02" officeooo:paragraph-rsid="001afb02" style:font-size-asian="12pt" style:font-weight-asian="normal" style:font-size-complex="12pt" style:font-weight-complex="normal"/>
    </style:style>
    <style:style style:name="P6" style:family="paragraph" style:parent-style-name="Text_20_body" style:list-style-name="L1">
      <style:paragraph-properties fo:margin-top="0.199cm" fo:margin-bottom="0cm" loext:contextual-spacing="false" fo:line-height="150%" fo:text-align="justify" style:justify-single-word="false"/>
      <style:text-properties style:font-name="Times New Roman" fo:font-size="12pt" fo:font-weight="normal" officeooo:rsid="001ca45f" officeooo:paragraph-rsid="001df66a" style:font-size-asian="12pt" style:font-weight-asian="normal" style:font-size-complex="12pt" style:font-weight-complex="normal"/>
    </style:style>
    <style:style style:name="P7" style:family="paragraph" style:parent-style-name="Text_20_body" style:list-style-name="L1">
      <style:paragraph-properties fo:margin-top="0.199cm" fo:margin-bottom="0cm" loext:contextual-spacing="false" fo:line-height="150%" fo:text-align="justify" style:justify-single-word="false"/>
      <style:text-properties style:font-name="Times New Roman" fo:font-size="12pt" fo:font-weight="normal" officeooo:rsid="001f5202" officeooo:paragraph-rsid="001df66a" style:font-size-asian="12pt" style:font-weight-asian="normal" style:font-size-complex="12pt" style:font-weight-complex="normal"/>
    </style:style>
    <style:style style:name="P8" style:family="paragraph" style:parent-style-name="Heading_20_1">
      <style:paragraph-properties fo:margin-top="0.199cm" fo:margin-bottom="0cm" loext:contextual-spacing="false" fo:line-height="150%"/>
      <style:text-properties style:font-name="Times New Roman" fo:font-size="12pt" officeooo:rsid="0011d142" officeooo:paragraph-rsid="0011d142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officeooo:rsid="0011d142" style:font-size-asian="12pt" style:font-size-complex="12pt"/>
    </style:style>
    <style:style style:name="T3" style:family="text">
      <style:text-properties officeooo:rsid="00170362"/>
    </style:style>
    <style:style style:name="T4" style:family="text">
      <style:text-properties officeooo:rsid="0019dc97"/>
    </style:style>
    <style:style style:name="T5" style:family="text">
      <style:text-properties officeooo:rsid="001be324"/>
    </style:style>
    <style:style style:name="T6" style:family="text">
      <style:text-properties officeooo:rsid="001df66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BIBLIOGRAFÍA</text:h>
      <text:p text:style-name="P1"><text:span text:style-name="T2">R</text:span><text:span text:style-name="T1">EFERENCIAS BIBLIOGRÁFICAS</text:span></text:p>
      <text:list xml:id="list7113456603079828427" text:style-name="L1">
        <text:list-item>
          <text:p text:style-name="P2">BOLIVIA. Ministerio de Obras Públicas, Servicios y Vivienda. 2012. Ley 164: Ley General de Telecomunicaciones, Tecnologías de Información y Comunicación, <text:span text:style-name="T3">agosto 2012. 15 p.</text:span></text:p>
        </text:list-item>
        <text:list-item>
          <text:p text:style-name="P3">VIEGA, R. M. J. y RODRIGUEZ, A. B. <text:span text:style-name="T4">2005. Documento electrónico. En: Documento electrónico y firma digital. Uruguay, pp. 26-41.</text:span></text:p>
        </text:list-item>
        <text:list-item>
          <text:p text:style-name="P4">VIEGA, R. M. J. y RODRIGUEZ, A. B. <text:span text:style-name="T4">2005. Firma electrónica y digital. En: Documento electrónico y firma digital. Uruguay, pp. 83-94.</text:span></text:p>
        </text:list-item>
        <text:list-item>
          <text:p text:style-name="P5">CARVAJAL, A. 2007. PKI* y firmas digitales: aplicaciones reales. Inventum. <text:span text:style-name="T5">3</text:span>:<text:span text:style-name="T5">13-26.</text:span></text:p>
        </text:list-item>
        <text:list-item>
          <text:p text:style-name="P6">GARCIA R., W. A. 2008. Implementación de firma digital en una plataforma de comercio electrónico. <text:span text:style-name="T6">Ingeniero informático. Perú, Universidad Católica del Perú, Facultad de Ciencias e Ingeniería. 102 p.</text:span></text:p>
        </text:list-item>
        <text:list-item>
          <text:p text:style-name="P7">ATT. 2015. Resolución Administrativa Regulatoria ATT-DJ-RA TL LP 32/2015 En: REUNION Estandares Técnicos y Otros Lineamientos Establecidos para el Funcionamiento de la Entidades Certificadoras y sus diez Anexos. La Paz, Bolivia, ATT. pp. 34 p. 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1" text:start-value="12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3cm" fo:margin-bottom="4.001cm" fo:margin-left="3cm" fo:margin-right="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in </meta:initial-creator>
    <meta:creation-date>2015-05-11T22:49:23.718137351</meta:creation-date>
    <dc:date>2015-06-24T18:20:48.177971444</dc:date>
    <dc:creator>armin </dc:creator>
    <meta:editing-duration>PT9H5M3S</meta:editing-duration>
    <meta:editing-cycles>6</meta:editing-cycles>
    <meta:generator>LibreOffice/4.4.3.2$Linux_X86_64 LibreOffice_project/40m0$Build-2</meta:generator>
    <meta:document-statistic meta:table-count="0" meta:image-count="0" meta:object-count="0" meta:page-count="1" meta:paragraph-count="8" meta:word-count="151" meta:character-count="1009" meta:non-whitespace-character-count="871"/>
  </office:meta>
</office:document-meta>
</file>